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6c1" officeooo:paragraph-rsid="001bb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s </text:p>
      <text:p text:style-name="P1">s</text:p>
      <text:p text:style-name="P1"/>
      <text:p text:style-name="P1">meriweather</text:p>
      <text:p text:style-name="P1"/>
      <text:p text:style-name="P1"><text:a xlink:type="simple" xlink:href="https://fonts.gstatic.com/s/merriweather/v8/ZvcMqxEwPfh2qDWBPxn6nvLcce9AFh63fcwQq0caP3w.ttf" text:style-name="Internet_20_link" text:visited-style-name="Visited_20_Internet_20_Link">https://fonts.gstatic.com/s/merriweather/v8/ZvcMqxEwPfh2qDWBPxn6nvLcce9AFh63fcwQq0caP3w.ttf</text:a></text:p>
      <text:p text:style-name="P1"/>
      <text:p text:style-name="P1"/>
      <text:p text:style-name="P1"/>
      <text:p text:style-name="P1"/>
      <text:p text:style-name="P1">opensans</text:p>
      <text:p text:style-name="P1"/>
      <text:p text:style-name="P1"><text:a xlink:type="simple" xlink:href="https://fonts.gstatic.com/s/opensans/v13/DXI1ORHCpsQm3Vp6mXoaTcDdSZkkecOE1hvV7ZHvhyU.ttf" text:style-name="Internet_20_link" text:visited-style-name="Visited_20_Internet_20_Link">https://fonts.gstatic.com/s/opensans/v13/DXI1ORHCpsQm3Vp6mXoaTcDdSZkkecOE1hvV7ZHvhyU.ttf</text:a></text:p>
      <text:p text:style-name="P1"/>
      <text:p text:style-name="P1"><text:a xlink:type="simple" xlink:href="https://fonts.gstatic.com/s/opensans/v13/MTP_ySUJH_bn48VBG8sNSsDdSZkkecOE1hvV7ZHvhyU.ttf" text:style-name="Internet_20_link" text:visited-style-name="Visited_20_Internet_20_Link">https://fonts.gstatic.com/s/opensans/v13/MTP_ySUJH_bn48VBG8sNSsDdSZkkecOE1hvV7ZHvhyU.ttf</text:a></text:p>
      <text:p text:style-name="P1"/>
      <text:p text:style-name="P1"><text:a xlink:type="simple" xlink:href="https://fonts.gstatic.com/s/opensans/v13/k3k702ZOKiLJc3WVjuplzMDdSZkkecOE1hvV7ZHvhyU.ttf" text:style-name="Internet_20_link" text:visited-style-name="Visited_20_Internet_20_Link">https://fonts.gstatic.com/s/opensans/v13/k3k702ZOKiLJc3WVjuplzMDdSZkkecOE1hvV7ZHvhyU.ttf</text:a></text:p>
      <text:p text:style-name="P1"/>
      <text:p text:style-name="P1"><text:a xlink:type="simple" xlink:href="https://fonts.gstatic.com/s/opensans/v13/yYRnAC2KygoXnEC8IdU0gQLUuEpTyoUstqEm5AMlJo4.ttf" text:style-name="Internet_20_link" text:visited-style-name="Visited_20_Internet_20_Link">https://fonts.gstatic.com/s/opensans/v13/yYRnAC2KygoXnEC8IdU0gQLUuEpTyoUstqEm5AMlJo4.ttf</text:a><text:lin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10:23:06.270000000</meta:creation-date>
    <dc:date>2020-03-02T10:28:44.396000000</dc:date>
    <meta:editing-duration>PT5M39S</meta:editing-duration>
    <meta:editing-cycles>1</meta:editing-cycles>
    <meta:document-statistic meta:table-count="0" meta:image-count="0" meta:object-count="0" meta:page-count="1" meta:paragraph-count="9" meta:word-count="9" meta:character-count="470" meta:non-whitespace-character-count="468"/>
    <meta:generator>LibreOffice/6.3.4.2$Windows_X86_64 LibreOffice_project/60da17e045e08f1793c57c00ba83cdfce946d0aa</meta:generator>
  </office:meta>
</office:document-meta>
</file>